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52mm"/>
    </style:style>
    <style:style style:name="co2" style:family="table-column">
      <style:table-column-properties fo:break-before="auto" style:column-width="109.2mm"/>
    </style:style>
    <style:style style:name="co3" style:family="table-column">
      <style:table-column-properties fo:break-before="auto" style:column-width="107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12.44mm" fo:break-before="auto" style:use-optimal-row-height="true"/>
    </style:style>
    <style:style style:name="ro6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IN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3" style:family="text">
      <style:text-properties style:font-relief="non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iff Point</text:p>
          </table:table-cell>
          <table:table-cell table:style-name="ce1" office:value-type="string" calcext:value-type="string">
            <text:p>Python 2</text:p>
          </table:table-cell>
          <table:table-cell table:style-name="ce1" office:value-type="string" calcext:value-type="string">
            <text:p>Python 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lease</text:p>
          </table:table-cell>
          <table:table-cell office:value-type="float" office:value="2000" calcext:value-type="float">
            <text:p>2000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string" calcext:value-type="string">
            <text:p>print function</text:p>
          </table:table-cell>
          <table:table-cell office:value-type="string" calcext:value-type="string">
            <text:p>print "hello"</text:p>
            <text:p/>
          </table:table-cell>
          <table:table-cell office:value-type="string" calcext:value-type="string">
            <text:p>print ("hello") </text:p>
          </table:table-cell>
        </table:table-row>
        <table:table-row table:style-name="ro3">
          <table:table-cell office:value-type="string" calcext:value-type="string">
            <text:p>Division of integer No.</text:p>
          </table:table-cell>
          <table:table-cell office:value-type="string" calcext:value-type="string">
            <text:p>When two integers are divided, you always provide integer value.</text:p>
          </table:table-cell>
          <table:table-cell office:value-type="string" calcext:value-type="string">
            <text:p>Whenever two integers are divided, you get a float value</text:p>
          </table:table-cell>
        </table:table-row>
        <table:table-row table:style-name="ro4">
          <table:table-cell office:value-type="string" calcext:value-type="string">
            <text:p>String Type   </text:p>
            <text:p><text:span text:style-name="T1">print(type('default string ')) </text:span></text:p>
            <text:p><text:span text:style-name="T1">Print(type(b'string with b '))  </text:span>  </text:p>
          </table:table-cell>
          <table:table-cell table:style-name="ce2" office:value-type="string" calcext:value-type="string">
            <text:p>To store Unicode string value, you require to define them with "u".</text:p>
            <text:p>print(type('default string '))        o/p  &lt;type 'str'&gt;  </text:p>
            <text:p>  </text:p>
            <text:p><text:span text:style-name="T1">print(type(b'string with b '))      o/p  &lt;type 'str'&gt; </text:span></text:p>
          </table:table-cell>
          <table:table-cell office:value-type="string" calcext:value-type="string">
            <text:p>In Python 3, default storing of strings is Unicode.  &lt;class 'str'&gt;  </text:p>
            <text:p><text:span text:style-name="T1">  &lt;class 'str'&gt; </text:span></text:p>
            <text:p>&lt;class 'bytes'&gt;  </text:p>
          </table:table-cell>
        </table:table-row>
        <table:table-row table:style-name="ro5">
          <table:table-cell office:value-type="string" calcext:value-type="string">
            <text:p>Range iteration</text:p>
          </table:table-cell>
          <table:table-cell table:style-name="ce3" office:value-type="string" calcext:value-type="string">
            <text:p><text:span text:style-name="T1">In Python 2, the xrange() is used for iterations. </text:span></text:p>
            <text:p><text:span text:style-name="T2">. For example, for x in xrange(1, 5):  </text:span></text:p>
            <text:p><text:span text:style-name="T3">    Print(x), </text:span></text:p>
          </table:table-cell>
          <table:table-cell table:style-name="ce3" office:value-type="string" calcext:value-type="string">
            <text:p>The new Range() function introduced to perform iterations. </text:p>
            <text:p><text:span text:style-name="T1">  For example, for x in range(1, 5):  </text:span></text:p>
            <text:p>    Print(x), </text:p>
          </table:table-cell>
        </table:table-row>
        <table:table-row table:style-name="ro6">
          <table:table-cell office:value-type="string" calcext:value-type="string">
            <text:p>Exceptions</text:p>
          </table:table-cell>
          <table:table-cell office:value-type="string" calcext:value-type="string">
            <text:p>It should be enclosed in notations.</text:p>
            <text:p>try:  </text:p>
            <text:p>    trying_to_check_error  </text:p>
            <text:p>except NameError, err:   </text:p>
            <text:p>    print err, 'Error Caused'  </text:p>
          </table:table-cell>
          <table:table-cell office:value-type="string" calcext:value-type="string">
            <text:p>It should be enclosed in parenthesis. </text:p>
            <text:p><text:span text:style-name="T1"> try:  </text:span> </text:p>
            <text:p>     trying_to_check_error  </text:p>
            <text:p>except NameError as err: # 'as' is needed in Python 3.x  </text:p>
            <text:p>     print (err, 'Error Caused')  </text:p>
          </table:table-cell>
        </table:table-row>
        <table:table-row table:style-name="ro2">
          <table:table-cell office:value-type="string" calcext:value-type="string">
            <text:p>Library</text:p>
          </table:table-cell>
          <table:table-cell table:style-name="ce2" office:value-type="string" calcext:value-type="string">
            <text:p>Many older libraries created for Python 2 is not forward-compatible.</text:p>
            <text:p/>
          </table:table-cell>
          <table:table-cell table:style-name="ce4" office:value-type="string" calcext:value-type="string">
            <text:p>Many recent developers are creating libraries which you can only use with Python 3. </text:p>
          </table:table-cell>
        </table:table-row>
        <table:table-row table:style-name="ro2">
          <table:table-cell office:value-type="string" calcext:value-type="string">
            <text:p>Input Function</text:p>
          </table:table-cell>
          <table:table-cell office:value-type="string" calcext:value-type="string">
            <text:p>Field_1 = raw_input(“entered_value”)</text:p>
            <text:p/>
          </table:table-cell>
          <table:table-cell office:value-type="string" calcext:value-type="string">
            <text:p>Field_1 = input(“entered_value”)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9:45:39.296157788</meta:creation-date>
    <dc:date>2020-08-15T21:11:22.592444849</dc:date>
    <meta:editing-duration>PT12M33S</meta:editing-duration>
    <meta:editing-cycles>2</meta:editing-cycles>
    <meta:generator>LibreOffice/6.0.7.3$Linux_X86_64 LibreOffice_project/00m0$Build-3</meta:generator>
    <meta:document-statistic meta:table-count="1" meta:cell-count="27" meta:object-count="0"/>
  </office:meta>
</office:document-meta>
</file>